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785in" table:align="margins"/>
    </style:style>
    <style:style style:name="Table1.A" style:family="table-column">
      <style:table-column-properties style:column-width="0.1563in" style:rel-column-width="2016*"/>
    </style:style>
    <style:style style:name="Table1.B" style:family="table-column">
      <style:table-column-properties style:column-width="0.9201in" style:rel-column-width="11873*"/>
    </style:style>
    <style:style style:name="Table1.C" style:family="table-column">
      <style:table-column-properties style:column-width="0.516in" style:rel-column-width="6658*"/>
    </style:style>
    <style:style style:name="Table1.D" style:family="table-column">
      <style:table-column-properties style:column-width="0.1764in" style:rel-column-width="2276*"/>
    </style:style>
    <style:style style:name="Table1.E" style:family="table-column">
      <style:table-column-properties style:column-width="0.5868in" style:rel-column-width="7572*"/>
    </style:style>
    <style:style style:name="Table1.F" style:family="table-column">
      <style:table-column-properties style:column-width="0.9986in" style:rel-column-width="12886*"/>
    </style:style>
    <style:style style:name="Table1.G" style:family="table-column">
      <style:table-column-properties style:column-width="0.2049in" style:rel-column-width="2643*"/>
    </style:style>
    <style:style style:name="Table1.H" style:family="table-column">
      <style:table-column-properties style:column-width="1.3979in" style:rel-column-width="18039*"/>
    </style:style>
    <style:style style:name="Table1.I" style:family="table-column">
      <style:table-column-properties style:column-width="0.1215in" style:rel-column-width="1572*"/>
    </style:style>
    <style:style style:name="Table1.1" style:family="table-row">
      <style:table-row-properties style:min-row-height="0.3507in"/>
    </style:style>
    <style:style style:name="Table1.A1" style:family="table-cell">
      <style:table-cell-properties style:vertical-align="bottom" fo:padding="0.0382in" fo:border="none"/>
    </style:style>
    <style:style style:name="Table1.2" style:family="table-row">
      <style:table-row-properties style:min-row-height="0.7535in"/>
    </style:style>
    <style:style style:name="Table1.3" style:family="table-row">
      <style:table-row-properties style:min-row-height="0.3542in"/>
    </style:style>
    <style:style style:name="Table1.4" style:family="table-row">
      <style:table-row-properties style:min-row-height="0.3174in"/>
    </style:style>
    <style:style style:name="Table1.5" style:family="table-row">
      <style:table-row-properties style:min-row-height="0.1715in"/>
    </style:style>
    <style:style style:name="Table1.6" style:family="table-row">
      <style:table-row-properties style:min-row-height="0.7986in"/>
    </style:style>
    <style:style style:name="Table1.C6" style:family="table-cell">
      <style:table-cell-properties style:vertical-align="" fo:padding="0.0382in" fo:border="none"/>
    </style:style>
    <style:style style:name="Table1.7" style:family="table-row">
      <style:table-row-properties style:min-row-height="0.1819in"/>
    </style:style>
    <style:style style:name="Table1.8" style:family="table-row">
      <style:table-row-properties style:min-row-height="0.4896in"/>
    </style:style>
    <style:style style:name="Table1.9" style:family="table-row">
      <style:table-row-properties style:min-row-height="0.2264in"/>
    </style:style>
    <style:style style:name="Table1.10" style:family="table-row">
      <style:table-row-properties style:min-row-height="2.3528in"/>
    </style:style>
    <style:style style:name="Table1.11" style:family="table-row">
      <style:table-row-properties style:min-row-height="0.2472in"/>
    </style:style>
    <style:style style:name="P1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ahoma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in" fo:margin-right="0in" fo:margin-top="0.0335in" fo:margin-bottom="0.0335in" fo:text-align="start" style:justify-single-word="false" fo:text-indent="0in" style:auto-text-indent="false"/>
      <style:text-properties fo:color="#000000" style:text-outline="false" style:text-line-through-style="none" style:font-name="Times New Roman" fo:font-size="9pt" fo:language="zxx" fo:country="none" fo:font-style="normal" fo:text-shadow="none" style:text-underline-style="none" fo:font-weight="normal" fo:background-color="transparent" style:font-name-asian="Tahoma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"><text:placeholder text:placeholder-type="text">&lt;for each="sequence,line in enumerate(get_the_a3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6" office:value-type="string">
            <text:p text:style-name="P7"><text:placeholder text:placeholder-type="objec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8"><text:placeholder text:placeholder-type="object">&lt;line.ngay_lap and line.ngay_lap[8:10]&gt;</text:placeholder> <text:s text:c="4"/><text:placeholder text:placeholder-type="object">&lt;line.ngay_lap and line.ngay_lap[5:7]&gt;</text:placeholder> <text:s text:c="4"/><text:placeholder text:placeholder-type="object">&lt;line.ngay_lap and line.ngay_lap[:4]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placeholder text:placeholder-type="object">&lt;line.ngay_dk and line.ngay_dk[8:10]&gt;</text:placeholder> <text:s text:c="4"/><text:placeholder text:placeholder-type="object">&lt;line.ngay_dk and line.ngay_dk[5:7]&gt;</text:placeholder> <text:s text:c="4"/><text:placeholder text:placeholder-type="object">&lt;line.ngay_dk and line.ngay_dk[:4]&gt;</text:placeholder>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6" table:number-columns-spanned="6" office:value-type="string">
            <text:p text:style-name="P4"><text:placeholder text:placeholder-type="object">&lt;line.trich_yeu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6" table:number-rows-spanned="2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9">
          <table:table-cell table:style-name="Table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0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1">
          <table:table-cell table:style-name="Table1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9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0783in" fo:page-height="6.2598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ang </meta:initial-creator>
    <meta:creation-date>2015-02-02T14:57:30</meta:creation-date>
    <dc:date>2015-02-11T15:57:41.60</dc:date>
    <meta:editing-duration>PT04H24M23S</meta:editing-duration>
    <meta:editing-cycles>146</meta:editing-cycles>
    <meta:generator>OpenOffice.org/3.2$Win32 OpenOffice.org_project/320m18$Build-9502</meta:generator>
    <meta:printed-by>Hoang </meta:printed-by>
    <meta:print-date>2015-02-03T09:08:48</meta:print-date>
    <meta:document-statistic meta:table-count="1" meta:image-count="0" meta:object-count="0" meta:page-count="2" meta:paragraph-count="6" meta:word-count="25" meta:character-count="328"/>
  </office:meta>
</office:document-meta>
</file>